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262" officeooo:paragraph-rsid="000be262"/>
    </style:style>
    <style:style style:name="T1" style:family="text">
      <style:text-properties officeooo:rsid="000cfd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blito clavo un <text:span text:style-name="T1">clavito que clavito clavo Marqui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7:41:00.404270049</meta:creation-date>
    <meta:generator>LibreOffice/6.0.4.1$Linux_X86_64 LibreOffice_project/00m0$Build-1</meta:generator>
    <dc:date>2019-10-16T17:51:22.615082499</dc:date>
    <dc:creator>I116-05 </dc:creator>
    <meta:editing-duration>PT10M11S</meta:editing-duration>
    <meta:editing-cycles>2</meta:editing-cycles>
    <meta:document-statistic meta:table-count="0" meta:image-count="0" meta:object-count="0" meta:page-count="1" meta:paragraph-count="1" meta:word-count="8" meta:character-count="53" meta:non-whitespace-character-count="46"/>
  </office:meta>
</office:document-meta>
</file>